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over accent="true">
            <mi>n</mi>
            <mo stretchy="false">̂</mo>
          </mover>
        </mrow>
        <mrow>
          <msub>
            <mo stretchy="false">α</mo>
            <mi>r</mi>
          </msub>
        </mrow>
      </msub>
      <mi/>
      <msup>
        <mfenced open="∣" close="〉">
          <mrow>
            <mi>N</mi>
            <mtext> ; </mtext>
            <mo stretchy="false">…</mo>
            <mi/>
            <msub>
              <mi>n</mi>
              <mrow>
                <msub>
                  <mo stretchy="false">α</mo>
                  <mi>r</mi>
                </msub>
              </mrow>
            </msub>
            <mi/>
            <mo stretchy="false">…</mo>
          </mrow>
        </mfenced>
        <mrow>
          <mrow>
            <mo stretchy="false">(</mo>
            <mrow>
              <mrow>
                <mi/>
                <mo stretchy="false">±</mo>
                <mi/>
              </mrow>
            </mrow>
            <mo stretchy="false">)</mo>
          </mrow>
        </mrow>
      </msup>
      <mrow>
        <mi/>
        <mo stretchy="false">=</mo>
        <mi/>
      </mrow>
      <msub>
        <mi>n</mi>
        <mrow>
          <msub>
            <mo stretchy="false">α</mo>
            <mi>r</mi>
          </msub>
        </mrow>
      </msub>
      <mi/>
      <msup>
        <mfenced open="∣" close="〉">
          <mrow>
            <mi>N</mi>
            <mtext> ; </mtext>
            <mo stretchy="false">…</mo>
            <mi/>
            <msub>
              <mi>n</mi>
              <mrow>
                <msub>
                  <mo stretchy="false">α</mo>
                  <mi>r</mi>
                </msub>
              </mrow>
            </msub>
            <mi/>
            <mo stretchy="false">…</mo>
          </mrow>
        </mfenced>
        <mrow>
          <mrow>
            <mo stretchy="false">(</mo>
            <mrow>
              <mrow>
                <mi/>
                <mo stretchy="false">±</mo>
                <mi/>
              </mrow>
            </mrow>
            <mo stretchy="false">)</mo>
          </mrow>
        </mrow>
      </msup>
    </mrow>
    <annotation encoding="StarMath 5.0">{hat n} _{%ialpha _r} ` 
left lline 
 N " ; " dotslow ` n _{%ialpha _r} ` dotslow 
right rangle ^ {(`+-`)} 
~=~ 
n _{%ialpha _r} ` 
left lline 
 N " ; " dotslow ` n _{%ialpha _r} ` dotslow 
right rangle ^ {(`+-`)} 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7T00:20:07.343000000</meta:creation-date>
    <meta:generator>LibreOffice/4.1.4.2$Windows_x86 LibreOffice_project/0a0440ccc0227ad9829de5f46be37cfb6edcf72</meta:generator>
  </office:meta>
</office:document-meta>
</file>